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family-generic="roman"/>
    <style:font-face style:name="Arial2" svg:font-family="Arial" style:font-family-generic="roman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/>
    </style:style>
    <style:style style:name="gr2" style:family="graphic" style:parent-style-name="standard" style:list-style-name="L1">
      <style:graphic-properties draw:stroke="none" svg:stroke-width="0cm" draw:fill="solid" draw:fill-color="#ff0000" loext:fill-use-slide-background="false" draw:textarea-horizontal-align="center" draw:textarea-vertical-align="bottom" draw:auto-grow-height="false" draw:auto-grow-width="false" draw:fit-to-size="false" style:shrink-to-fit="false" fo:min-height="0cm" fo:min-width="0cm" fo:padding-top="0.169cm" fo:padding-bottom="0.169cm" fo:padding-left="0.2cm" fo:padding-right="0.338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Onl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0000"/>
      <style:paragraph-properties fo:margin-top="0cm" fo:margin-bottom="0cm" fo:line-height="100%" fo:text-align="center" style:font-independent-line-spacing="true"/>
      <style:text-properties style:font-name="Poppins Medium" fo:font-size="20pt" fo:language="en" fo:country="US" style:font-name-asian="DejaVu Sans" style:font-name-complex="DejaVu Sans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+mn-ea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g draw:name="Group 12" draw:style-name="gr1">
          <draw:custom-shape draw:name="Rectangle 25" draw:style-name="gr2" draw:text-style-name="P2" draw:layer="layout" svg:width="5.299cm" svg:height="3.72cm" draw:transform="rotate (-0.00139626340159473) translate (13.485cm 7.417cm)">
            <text:p text:style-name="P1"><text:span text:style-name="T1">O</text:span></text:p>
            <text:p text:style-name="P1"><text:span text:style-name="T1">O</text:span><text:span text:style-name="T2"><text:line-break/></text:span><text:span text:style-name="T1">O</text:span></text:p>
            <draw:enhanced-geometry draw:mirror-horizontal="false" draw:mirror-vertical="false" draw:text-path="true" draw:text-path-mode="path" draw:text-path-scale="shape" svg:viewBox="0 0 21600 21600" draw:text-areas="0 0 21600 21600" draw:type="fontwork-arch-up-curve" draw:modifiers="196.224916666667" draw:enhanced-path="W 0 0 21600 21600 ?f2 ?f3 ?f4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</draw:g>
        <presentation:notes draw:style-name="dp2">
          <draw:page-thumbnail draw:name="PlaceHolder 1" draw:style-name="gr3" draw:layer="layout" svg:width="19.774cm" svg:height="11.126cm" svg:x="0.609cm" svg:y="2.258cm" draw:page-number="1" presentation:class="page"/>
          <draw:frame draw:name="PlaceHolder 2" presentation:style-name="pr1" draw:text-style-name="P3" draw:layer="layout" svg:width="16.791cm" svg:height="13.356cm" svg:x="2.1cm" svg:y="14.107cm" presentation:class="notes" presentation:placeholder="true" presentation:user-transformed="true">
            <draw:text-box/>
          </draw:frame>
          <draw:frame draw:name="PlaceHolder 3" presentation:style-name="pr2" draw:text-style-name="P5" draw:layer="layout" svg:width="9.105cm" svg:height="1.476cm" svg:x="11.886cm" svg:y="28.215cm" presentation:class="page-number" presentation:user-transformed="true">
            <draw:text-box>
              <text:p text:style-name="P4"><text:span text:style-name="T3"><text:page-number>&lt;szám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family-generic="roman"/>
    <style:font-face style:name="Arial2" svg:font-family="Arial" style:font-family-generic="roman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1.2999992370605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hu" fo:country="H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laceHolder 1" presentation:style-name="Title_20_Only-title" draw:layer="backgroundobjects" svg:width="29.198cm" svg:height="3.678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3cm" svg:height="1.01cm" svg:x="11.215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1" draw:text-style-name="MP8" draw:layer="backgroundobjects" svg:width="7.614cm" svg:height="1.01cm" svg:x="23.912cm" svg:y="17.657cm" presentation:class="page-number" presentation:user-transformed="true">
        <draw:text-box>
          <text:p text:style-name="MP7"><text:span text:style-name="MT2"><text:page-number>&lt;szám&gt;</text:page-number></text:span></text:p>
        </draw:text-box>
      </draw:frame>
      <draw:frame draw:name="PlaceHolder 4" presentation:style-name="Mpr1" draw:text-style-name="MP6" draw:layer="backgroundobjects" svg:width="7.614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10:12:06</meta:creation-date>
    <meta:initial-creator>Armstrong, India</meta:initial-creator>
    <dc:language>en-US</dc:language>
    <meta:print-date>2022-02-18T11:24:58</meta:print-date>
    <dc:date>2023-01-11T02:05:00</dc:date>
    <meta:editing-cycles>117</meta:editing-cycles>
    <dc:title>PowerPoint Presentation</dc:title>
    <meta:editing-duration>P2DT23H30M</meta:editing-duration>
    <meta:generator>LibreOfficeDev/7.6.0.0.alpha0$Windows_X86_64 LibreOffice_project/2eaac2d4ac5857f2a7182bef85a74db98783cc2a</meta:generator>
    <meta:document-statistic meta:object-count="25"/>
    <meta:user-defined meta:name="AppVersion">15.0000</meta:user-defined>
    <meta:user-defined meta:name="Company">Deloitte Touche Tohmatsu Services, Inc.</meta:user-defined>
    <meta:user-defined meta:name="ContentTypeId">0x0101004E85C0C18C362341AC2F2BB5F0B2550A</meta:user-defined>
    <meta:user-defined meta:name="HiddenSlides" meta:value-type="float">16</meta:user-defined>
    <meta:user-defined meta:name="MMClips" meta:value-type="float">1</meta:user-defined>
    <meta:user-defined meta:name="Notes" meta:value-type="float">1</meta:user-defined>
    <meta:user-defined meta:name="PresentationFormat" meta:value-type="string">Custom</meta:user-defined>
    <meta:user-defined meta:name="Slides" meta:value-type="float">1</meta:user-defined>
  </office:meta>
</office:document-meta>
</file>